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ulti-Threaded</text:p>
            <draw:frame table:end-cell-address="Лист1.H23" table:end-x="2.26cm" table:end-y="0.167cm" draw:z-index="0" draw:style-name="gr1" draw:text-style-name="P1" svg:width="17.953cm" svg:height="10.122cm" svg:x="0.113cm" svg:y="0cm">
              <draw:object draw:notify-on-update-of-ranges="Лист1.A1:Лист1.A1 Лист1.A2:Лист1.A210 Лист1.B1:Лист1.B1 Лист1.B2:Лист1.B2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Single-Threaded</text:p>
          </table:table-cell>
        </table:table-row>
        <table:table-row table:style-name="ro2">
          <table:table-cell office:value-type="float" office:value="0.233333333333333">
            <text:p>0,2333333333</text:p>
          </table:table-cell>
          <table:table-cell office:value-type="float" office:value="1.36666666666667">
            <text:p>1,3666666667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0111111111111111">
            <text:p>0,01111111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0666666666666667">
            <text:p>0,00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,0166666667</text:p>
          </table:table-cell>
          <table:table-cell office:value-type="float" office:value="0.00555555555555556">
            <text:p>0,0055555556</text:p>
          </table:table-cell>
        </table:table-row>
        <table:table-row table:style-name="ro2">
          <table:table-cell office:value-type="float" office:value="0.116666666666667">
            <text:p>0,1166666667</text:p>
          </table:table-cell>
          <table:table-cell office:value-type="float" office:value="0.0166666666666667">
            <text:p>0,0166666667</text:p>
          </table:table-cell>
        </table:table-row>
        <table:table-row table:style-name="ro2">
          <table:table-cell office:value-type="float" office:value="0.0722222222222222">
            <text:p>0,0722222222</text:p>
          </table:table-cell>
          <table:table-cell office:value-type="float" office:value="0.0333333333333333">
            <text:p>0,0333333333</text:p>
          </table:table-cell>
        </table:table-row>
        <table:table-row table:style-name="ro2">
          <table:table-cell office:value-type="float" office:value="0.258333333333333">
            <text:p>0,2583333333</text:p>
          </table:table-cell>
          <table:table-cell office:value-type="float" office:value="0.133333333333333">
            <text:p>0,1333333333</text:p>
          </table:table-cell>
        </table:table-row>
        <table:table-row table:style-name="ro2">
          <table:table-cell office:value-type="float" office:value="0.375">
            <text:p>0,375</text:p>
          </table:table-cell>
          <table:table-cell office:value-type="float" office:value="0.175">
            <text:p>0,175</text:p>
          </table:table-cell>
        </table:table-row>
        <table:table-row table:style-name="ro2">
          <table:table-cell office:value-type="float" office:value="0.966666666666667">
            <text:p>0,9666666667</text:p>
          </table:table-cell>
          <table:table-cell office:value-type="float" office:value="0.433333333333333">
            <text:p>0,4333333333</text:p>
          </table:table-cell>
        </table:table-row>
        <table:table-row table:style-name="ro2">
          <table:table-cell office:value-type="float" office:value="0.4125">
            <text:p>0,4125</text:p>
          </table:table-cell>
          <table:table-cell office:value-type="float" office:value="0.225">
            <text:p>0,22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166666666666667">
            <text:p>0,01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111111111111111">
            <text:p>0,01111111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0833333333333333">
            <text:p>0,008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166666666666667">
            <text:p>0,1666666667</text:p>
          </table:table-cell>
          <table:table-cell office:value-type="float" office:value="0.0166666666666667">
            <text:p>0,0166666667</text:p>
          </table:table-cell>
        </table:table-row>
        <table:table-row table:style-name="ro2">
          <table:table-cell office:value-type="float" office:value="0.0333333333333333">
            <text:p>0,0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128571428571429">
            <text:p>0,1285714286</text:p>
          </table:table-cell>
          <table:table-cell office:value-type="float" office:value="0.0476190476190476">
            <text:p>0,0476190476</text:p>
          </table:table-cell>
        </table:table-row>
        <table:table-row table:style-name="ro2">
          <table:table-cell office:value-type="float" office:value="0.416666666666667">
            <text:p>0,4166666667</text:p>
          </table:table-cell>
          <table:table-cell office:value-type="float" office:value="0.3">
            <text:p>0,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211111111111111">
            <text:p>0,2111111111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0.394444444444444">
            <text:p>0,3944444444</text:p>
          </table:table-cell>
          <table:table-cell office:value-type="float" office:value="0.25">
            <text:p>0,25</text:p>
          </table:table-cell>
        </table:table-row>
        <table:table-row table:style-name="ro2">
          <table:table-cell office:value-type="float" office:value="0.883333333333333">
            <text:p>0,8833333333</text:p>
          </table:table-cell>
          <table:table-cell office:value-type="float" office:value="0.475">
            <text:p>0,475</text:p>
          </table:table-cell>
        </table:table-row>
        <table:table-row table:style-name="ro2">
          <table:table-cell office:value-type="float" office:value="0.025">
            <text:p>0,0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,25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0.883333333333333">
            <text:p>0,8833333333</text:p>
          </table:table-cell>
          <table:table-cell office:value-type="float" office:value="0.604166666666667">
            <text:p>0,6041666667</text:p>
          </table:table-cell>
        </table:table-row>
        <table:table-row table:style-name="ro2">
          <table:table-cell office:value-type="float" office:value="0.0666666666666667">
            <text:p>0,0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833333333333333">
            <text:p>0,08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0.183333333333333">
            <text:p>0,1833333333</text:p>
          </table:table-cell>
        </table:table-row>
        <table:table-row table:style-name="ro2">
          <table:table-cell office:value-type="float" office:value="0.166666666666667">
            <text:p>0,1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33333333333333">
            <text:p>0,2333333333</text:p>
          </table:table-cell>
          <table:table-cell office:value-type="float" office:value="0.15">
            <text:p>0,15</text:p>
          </table:table-cell>
        </table:table-row>
        <table:table-row table:style-name="ro2">
          <table:table-cell office:value-type="float" office:value="0.0666666666666667">
            <text:p>0,0666666667</text:p>
          </table:table-cell>
          <table:table-cell office:value-type="float" office:value="0.0166666666666667">
            <text:p>0,0166666667</text:p>
          </table:table-cell>
        </table:table-row>
        <table:table-row table:style-name="ro2">
          <table:table-cell office:value-type="float" office:value="0.108333333333333">
            <text:p>0,1083333333</text:p>
          </table:table-cell>
          <table:table-cell office:value-type="float" office:value="0.025">
            <text:p>0,025</text:p>
          </table:table-cell>
        </table:table-row>
        <table:table-row table:style-name="ro2">
          <table:table-cell office:value-type="float" office:value="0.933333333333333">
            <text:p>0,9333333333</text:p>
          </table:table-cell>
          <table:table-cell office:value-type="float" office:value="0.733333333333333">
            <text:p>0,7333333333</text:p>
          </table:table-cell>
        </table:table-row>
        <table:table-row table:style-name="ro2">
          <table:table-cell office:value-type="float" office:value="0.4625">
            <text:p>0,4625</text:p>
          </table:table-cell>
          <table:table-cell office:value-type="float" office:value="0.295833333333333">
            <text:p>0,2958333333</text:p>
          </table:table-cell>
        </table:table-row>
        <table:table-row table:style-name="ro2">
          <table:table-cell office:value-type="float" office:value="0.85">
            <text:p>0,85</text:p>
          </table:table-cell>
          <table:table-cell office:value-type="float" office:value="0.508333333333333">
            <text:p>0,5083333333</text:p>
          </table:table-cell>
        </table:table-row>
        <table:table-row table:style-name="ro2">
          <table:table-cell office:value-type="float" office:value="0.255555555555556">
            <text:p>0,2555555556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0.0833333333333333">
            <text:p>0,08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125">
            <text:p>1,125</text:p>
          </table:table-cell>
          <table:table-cell office:value-type="float" office:value="0.733333333333333">
            <text:p>0,7333333333</text:p>
          </table:table-cell>
        </table:table-row>
        <table:table-row table:style-name="ro2">
          <table:table-cell office:value-type="float" office:value="0.566666666666667">
            <text:p>0,5666666667</text:p>
          </table:table-cell>
          <table:table-cell office:value-type="float" office:value="0.383333333333333">
            <text:p>0,3833333333</text:p>
          </table:table-cell>
        </table:table-row>
        <table:table-row table:style-name="ro2">
          <table:table-cell office:value-type="float" office:value="3.05">
            <text:p>3,05</text:p>
          </table:table-cell>
          <table:table-cell office:value-type="float" office:value="2.36666666666667">
            <text:p>2,3666666667</text:p>
          </table:table-cell>
        </table:table-row>
        <table:table-row table:style-name="ro2">
          <table:table-cell office:value-type="float" office:value="0.208333333333333">
            <text:p>0,2083333333</text:p>
          </table:table-cell>
          <table:table-cell office:value-type="float" office:value="0.0416666666666667">
            <text:p>0,0416666667</text:p>
          </table:table-cell>
        </table:table-row>
        <table:table-row table:style-name="ro2">
          <table:table-cell office:value-type="float" office:value="1.31666666666667">
            <text:p>1,3166666667</text:p>
          </table:table-cell>
          <table:table-cell office:value-type="float" office:value="0.879166666666667">
            <text:p>0,8791666667</text:p>
          </table:table-cell>
        </table:table-row>
        <table:table-row table:style-name="ro2">
          <table:table-cell office:value-type="float" office:value="0.516666666666667">
            <text:p>0,5166666667</text:p>
          </table:table-cell>
          <table:table-cell office:value-type="float" office:value="0.333333333333333">
            <text:p>0,3333333333</text:p>
          </table:table-cell>
        </table:table-row>
        <table:table-row table:style-name="ro2">
          <table:table-cell office:value-type="float" office:value="1.21666666666667">
            <text:p>1,2166666667</text:p>
          </table:table-cell>
          <table:table-cell office:value-type="float" office:value="1.05">
            <text:p>1,05</text:p>
          </table:table-cell>
        </table:table-row>
        <table:table-row table:style-name="ro2">
          <table:table-cell office:value-type="float" office:value="0.233333333333333">
            <text:p>0,2333333333</text:p>
          </table:table-cell>
          <table:table-cell office:value-type="float" office:value="0.0833333333333333">
            <text:p>0,0833333333</text:p>
          </table:table-cell>
        </table:table-row>
        <table:table-row table:style-name="ro2">
          <table:table-cell office:value-type="float" office:value="0.35">
            <text:p>0,35</text:p>
          </table:table-cell>
          <table:table-cell office:value-type="float" office:value="0.133333333333333">
            <text:p>0,1333333333</text:p>
          </table:table-cell>
        </table:table-row>
        <table:table-row table:style-name="ro2">
          <table:table-cell office:value-type="float" office:value="0.872222222222222">
            <text:p>0,8722222222</text:p>
          </table:table-cell>
          <table:table-cell office:value-type="float" office:value="0.616666666666667">
            <text:p>0,6166666667</text:p>
          </table:table-cell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0.1">
            <text:p>0,1</text:p>
          </table:table-cell>
        </table:table-row>
        <table:table-row table:style-name="ro2">
          <table:table-cell office:value-type="float" office:value="0.983333333333333">
            <text:p>0,9833333333</text:p>
          </table:table-cell>
          <table:table-cell office:value-type="float" office:value="0.666666666666667">
            <text:p>0,6666666667</text:p>
          </table:table-cell>
        </table:table-row>
        <table:table-row table:style-name="ro2">
          <table:table-cell office:value-type="float" office:value="0.883333333333333">
            <text:p>0,8833333333</text:p>
          </table:table-cell>
          <table:table-cell office:value-type="float" office:value="0.616666666666667">
            <text:p>0,6166666667</text:p>
          </table:table-cell>
        </table:table-row>
        <table:table-row table:style-name="ro2">
          <table:table-cell office:value-type="float" office:value="1.675">
            <text:p>1,675</text:p>
          </table:table-cell>
          <table:table-cell office:value-type="float" office:value="1.26666666666667">
            <text:p>1,2666666667</text:p>
          </table:table-cell>
        </table:table-row>
        <table:table-row table:style-name="ro2">
          <table:table-cell office:value-type="float" office:value="0.866666666666667">
            <text:p>0,8666666667</text:p>
          </table:table-cell>
          <table:table-cell office:value-type="float" office:value="0.544444444444444">
            <text:p>0,5444444444</text:p>
          </table:table-cell>
        </table:table-row>
        <table:table-row table:style-name="ro2">
          <table:table-cell office:value-type="float" office:value="0.533333333333333">
            <text:p>0,5333333333</text:p>
          </table:table-cell>
          <table:table-cell office:value-type="float" office:value="0.116666666666667">
            <text:p>0,1166666667</text:p>
          </table:table-cell>
        </table:table-row>
        <table:table-row table:style-name="ro2">
          <table:table-cell office:value-type="float" office:value="3.56666666666667">
            <text:p>3,5666666667</text:p>
          </table:table-cell>
          <table:table-cell office:value-type="float" office:value="2.85">
            <text:p>2,85</text:p>
          </table:table-cell>
        </table:table-row>
        <table:table-row table:style-name="ro2">
          <table:table-cell office:value-type="float" office:value="1.58333333333333">
            <text:p>1,5833333333</text:p>
          </table:table-cell>
          <table:table-cell office:value-type="float" office:value="1.48333333333333">
            <text:p>1,4833333333</text:p>
          </table:table-cell>
        </table:table-row>
        <table:table-row table:style-name="ro2">
          <table:table-cell office:value-type="float" office:value="2.02777777777778">
            <text:p>2,0277777778</text:p>
          </table:table-cell>
          <table:table-cell office:value-type="float" office:value="1.26666666666667">
            <text:p>1,2666666667</text:p>
          </table:table-cell>
        </table:table-row>
        <table:table-row table:style-name="ro2">
          <table:table-cell office:value-type="float" office:value="0.633333333333333">
            <text:p>0,6333333333</text:p>
          </table:table-cell>
          <table:table-cell office:value-type="float" office:value="0.6">
            <text:p>0,6</text:p>
          </table:table-cell>
        </table:table-row>
        <table:table-row table:style-name="ro2">
          <table:table-cell office:value-type="float" office:value="0.783333333333333">
            <text:p>0,7833333333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float" office:value="1.56666666666667">
            <text:p>1,5666666667</text:p>
          </table:table-cell>
          <table:table-cell office:value-type="float" office:value="1.44444444444444">
            <text:p>1,4444444444</text:p>
          </table:table-cell>
        </table:table-row>
        <table:table-row table:style-name="ro2">
          <table:table-cell office:value-type="float" office:value="1.06666666666667">
            <text:p>1,0666666667</text:p>
          </table:table-cell>
          <table:table-cell office:value-type="float" office:value="0.883333333333333">
            <text:p>0,8833333333</text:p>
          </table:table-cell>
        </table:table-row>
        <table:table-row table:style-name="ro2">
          <table:table-cell office:value-type="float" office:value="0.65">
            <text:p>0,65</text:p>
          </table:table-cell>
          <table:table-cell office:value-type="float" office:value="0.433333333333333">
            <text:p>0,4333333333</text:p>
          </table:table-cell>
        </table:table-row>
        <table:table-row table:style-name="ro2">
          <table:table-cell office:value-type="float" office:value="1.64166666666667">
            <text:p>1,6416666667</text:p>
          </table:table-cell>
          <table:table-cell office:value-type="float" office:value="1.65833333333333">
            <text:p>1,6583333333</text:p>
          </table:table-cell>
        </table:table-row>
        <table:table-row table:style-name="ro2">
          <table:table-cell office:value-type="float" office:value="1.125">
            <text:p>1,125</text:p>
          </table:table-cell>
          <table:table-cell office:value-type="float" office:value="0.966666666666667">
            <text:p>0,9666666667</text:p>
          </table:table-cell>
        </table:table-row>
        <table:table-row table:style-name="ro2">
          <table:table-cell office:value-type="float" office:value="1.89166666666667">
            <text:p>1,8916666667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1.10833333333333">
            <text:p>1,1083333333</text:p>
          </table:table-cell>
          <table:table-cell office:value-type="float" office:value="0.933333333333333">
            <text:p>0,9333333333</text:p>
          </table:table-cell>
        </table:table-row>
        <table:table-row table:style-name="ro2">
          <table:table-cell table:number-columns-repeated="2" office:value-type="float" office:value="2.2">
            <text:p>2,2</text:p>
          </table:table-cell>
        </table:table-row>
        <table:table-row table:style-name="ro2">
          <table:table-cell office:value-type="float" office:value="4.56666666666667">
            <text:p>4,5666666667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0.9">
            <text:p>0,9</text:p>
          </table:table-cell>
          <table:table-cell office:value-type="float" office:value="0.783333333333333">
            <text:p>0,7833333333</text:p>
          </table:table-cell>
        </table:table-row>
        <table:table-row table:style-name="ro2">
          <table:table-cell office:value-type="float" office:value="1.25">
            <text:p>1,25</text:p>
          </table:table-cell>
          <table:table-cell office:value-type="float" office:value="1.23333333333333">
            <text:p>1,2333333333</text:p>
          </table:table-cell>
        </table:table-row>
        <table:table-row table:style-name="ro2">
          <table:table-cell office:value-type="float" office:value="2.4875">
            <text:p>2,4875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0.833333333333333">
            <text:p>0,8333333333</text:p>
          </table:table-cell>
          <table:table-cell office:value-type="float" office:value="0.9">
            <text:p>0,9</text:p>
          </table:table-cell>
        </table:table-row>
        <table:table-row table:style-name="ro2">
          <table:table-cell office:value-type="float" office:value="1.84444444444444">
            <text:p>1,8444444444</text:p>
          </table:table-cell>
          <table:table-cell office:value-type="float" office:value="2.11111111111111">
            <text:p>2,1111111111</text:p>
          </table:table-cell>
        </table:table-row>
        <table:table-row table:style-name="ro2">
          <table:table-cell office:value-type="float" office:value="1.3">
            <text:p>1,3</text:p>
          </table:table-cell>
          <table:table-cell office:value-type="float" office:value="1.33333333333333">
            <text:p>1,3333333333</text:p>
          </table:table-cell>
        </table:table-row>
        <table:table-row table:style-name="ro2">
          <table:table-cell table:number-columns-repeated="2" office:value-type="float" office:value="0.983333333333333">
            <text:p>0,9833333333</text:p>
          </table:table-cell>
        </table:table-row>
        <table:table-row table:style-name="ro2">
          <table:table-cell office:value-type="float" office:value="2.53333333333333">
            <text:p>2,5333333333</text:p>
          </table:table-cell>
          <table:table-cell office:value-type="float" office:value="2.975">
            <text:p>2,975</text:p>
          </table:table-cell>
        </table:table-row>
        <table:table-row table:style-name="ro2">
          <table:table-cell office:value-type="float" office:value="2.28333333333333">
            <text:p>2,2833333333</text:p>
          </table:table-cell>
          <table:table-cell office:value-type="float" office:value="2.63333333333333">
            <text:p>2,6333333333</text:p>
          </table:table-cell>
        </table:table-row>
        <table:table-row table:style-name="ro2">
          <table:table-cell office:value-type="float" office:value="1.43333333333333">
            <text:p>1,4333333333</text:p>
          </table:table-cell>
          <table:table-cell office:value-type="float" office:value="1.65">
            <text:p>1,65</text:p>
          </table:table-cell>
        </table:table-row>
        <table:table-row table:style-name="ro2">
          <table:table-cell office:value-type="float" office:value="1.46666666666667">
            <text:p>1,4666666667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5.43333333333333">
            <text:p>5,43333333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.875">
            <text:p>1,875</text:p>
          </table:table-cell>
          <table:table-cell office:value-type="float" office:value="2.15833333333333">
            <text:p>2,1583333333</text:p>
          </table:table-cell>
        </table:table-row>
        <table:table-row table:style-name="ro2">
          <table:table-cell office:value-type="float" office:value="1.03333333333333">
            <text:p>1,033333333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3.40952380952381">
            <text:p>3,4095238095</text:p>
          </table:table-cell>
          <table:table-cell office:value-type="float" office:value="3.81904761904762">
            <text:p>3,819047619</text:p>
          </table:table-cell>
        </table:table-row>
        <table:table-row table:style-name="ro2">
          <table:table-cell office:value-type="float" office:value="3.51666666666667">
            <text:p>3,5166666667</text:p>
          </table:table-cell>
          <table:table-cell office:value-type="float" office:value="4.26666666666667">
            <text:p>4,2666666667</text:p>
          </table:table-cell>
        </table:table-row>
        <table:table-row table:style-name="ro2">
          <table:table-cell office:value-type="float" office:value="1.33333333333333">
            <text:p>1,3333333333</text:p>
          </table:table-cell>
          <table:table-cell office:value-type="float" office:value="1.56666666666667">
            <text:p>1,5666666667</text:p>
          </table:table-cell>
        </table:table-row>
        <table:table-row table:style-name="ro2">
          <table:table-cell office:value-type="float" office:value="2.48333333333333">
            <text:p>2,4833333333</text:p>
          </table:table-cell>
          <table:table-cell office:value-type="float" office:value="2.98333333333333">
            <text:p>2,9833333333</text:p>
          </table:table-cell>
        </table:table-row>
        <table:table-row table:style-name="ro2">
          <table:table-cell office:value-type="float" office:value="1.75">
            <text:p>1,7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3.01666666666667">
            <text:p>3,0166666667</text:p>
          </table:table-cell>
          <table:table-cell office:value-type="float" office:value="3.41666666666667">
            <text:p>3,4166666667</text:p>
          </table:table-cell>
        </table:table-row>
        <table:table-row table:style-name="ro2">
          <table:table-cell office:value-type="float" office:value="1.26666666666667">
            <text:p>1,2666666667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.375">
            <text:p>2,375</text:p>
          </table:table-cell>
          <table:table-cell office:value-type="float" office:value="2.94166666666667">
            <text:p>2,9416666667</text:p>
          </table:table-cell>
        </table:table-row>
        <table:table-row table:style-name="ro2">
          <table:table-cell office:value-type="float" office:value="6.1">
            <text:p>6,1</text:p>
          </table:table-cell>
          <table:table-cell office:value-type="float" office:value="7.53333333333333">
            <text:p>7,5333333333</text:p>
          </table:table-cell>
        </table:table-row>
        <table:table-row table:style-name="ro2">
          <table:table-cell office:value-type="float" office:value="2.13333333333333">
            <text:p>2,1333333333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1.35">
            <text:p>1,35</text:p>
          </table:table-cell>
          <table:table-cell office:value-type="float" office:value="2.01666666666667">
            <text:p>2,0166666667</text:p>
          </table:table-cell>
        </table:table-row>
        <table:table-row table:style-name="ro2">
          <table:table-cell office:value-type="float" office:value="4.52222222222222">
            <text:p>4,5222222222</text:p>
          </table:table-cell>
          <table:table-cell office:value-type="float" office:value="5.57222222222222">
            <text:p>5,5722222222</text:p>
          </table:table-cell>
        </table:table-row>
        <table:table-row table:style-name="ro2">
          <table:table-cell office:value-type="float" office:value="1.56666666666667">
            <text:p>1,5666666667</text:p>
          </table:table-cell>
          <table:table-cell office:value-type="float" office:value="1.96666666666667">
            <text:p>1,9666666667</text:p>
          </table:table-cell>
        </table:table-row>
        <table:table-row table:style-name="ro2">
          <table:table-cell office:value-type="float" office:value="2.03333333333333">
            <text:p>2,0333333333</text:p>
          </table:table-cell>
          <table:table-cell office:value-type="float" office:value="2.85">
            <text:p>2,85</text:p>
          </table:table-cell>
        </table:table-row>
        <table:table-row table:style-name="ro2">
          <table:table-cell office:value-type="float" office:value="2.91666666666667">
            <text:p>2,9166666667</text:p>
          </table:table-cell>
          <table:table-cell office:value-type="float" office:value="4.13333333333333">
            <text:p>4,1333333333</text:p>
          </table:table-cell>
        </table:table-row>
        <table:table-row table:style-name="ro2">
          <table:table-cell office:value-type="float" office:value="3.35833333333333">
            <text:p>3,3583333333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.66666666666667">
            <text:p>2,6666666667</text:p>
          </table:table-cell>
          <table:table-cell office:value-type="float" office:value="3.53333333333333">
            <text:p>3,5333333333</text:p>
          </table:table-cell>
        </table:table-row>
        <table:table-row table:style-name="ro2">
          <table:table-cell office:value-type="float" office:value="1.96666666666667">
            <text:p>1,9666666667</text:p>
          </table:table-cell>
          <table:table-cell office:value-type="float" office:value="2.66666666666667">
            <text:p>2,6666666667</text:p>
          </table:table-cell>
        </table:table-row>
        <table:table-row table:style-name="ro2">
          <table:table-cell office:value-type="float" office:value="7.48333333333333">
            <text:p>7,4833333333</text:p>
          </table:table-cell>
          <table:table-cell office:value-type="float" office:value="9.48333333333333">
            <text:p>9,4833333333</text:p>
          </table:table-cell>
        </table:table-row>
        <table:table-row table:style-name="ro2">
          <table:table-cell office:value-type="float" office:value="2.28333333333333">
            <text:p>2,2833333333</text:p>
          </table:table-cell>
          <table:table-cell office:value-type="float" office:value="3.28333333333333">
            <text:p>3,2833333333</text:p>
          </table:table-cell>
        </table:table-row>
        <table:table-row table:style-name="ro2">
          <table:table-cell office:value-type="float" office:value="4.95">
            <text:p>4,95</text:p>
          </table:table-cell>
          <table:table-cell office:value-type="float" office:value="6.53333333333333">
            <text:p>6,5333333333</text:p>
          </table:table-cell>
        </table:table-row>
        <table:table-row table:style-name="ro2">
          <table:table-cell office:value-type="float" office:value="3.13333333333333">
            <text:p>3,1333333333</text:p>
          </table:table-cell>
          <table:table-cell office:value-type="float" office:value="4.73333333333333">
            <text:p>4,7333333333</text:p>
          </table:table-cell>
        </table:table-row>
        <table:table-row table:style-name="ro2">
          <table:table-cell office:value-type="float" office:value="6.19166666666667">
            <text:p>6,1916666667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05">
            <text:p>3,05</text:p>
          </table:table-cell>
        </table:table-row>
        <table:table-row table:style-name="ro2">
          <table:table-cell office:value-type="float" office:value="2.03333333333333">
            <text:p>2,0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19166666666667">
            <text:p>4,1916666667</text:p>
          </table:table-cell>
          <table:table-cell office:value-type="float" office:value="6.11666666666667">
            <text:p>6,1166666667</text:p>
          </table:table-cell>
        </table:table-row>
        <table:table-row table:style-name="ro2">
          <table:table-cell office:value-type="float" office:value="4.08333333333333">
            <text:p>4,0833333333</text:p>
          </table:table-cell>
          <table:table-cell office:value-type="float" office:value="6.43333333333333">
            <text:p>6,4333333333</text:p>
          </table:table-cell>
        </table:table-row>
        <table:table-row table:style-name="ro2">
          <table:table-cell office:value-type="float" office:value="2.36666666666667">
            <text:p>2,3666666667</text:p>
          </table:table-cell>
          <table:table-cell office:value-type="float" office:value="3.75">
            <text:p>3,75</text:p>
          </table:table-cell>
        </table:table-row>
        <table:table-row table:style-name="ro2">
          <table:table-cell office:value-type="float" office:value="8.06666666666667">
            <text:p>8,0666666667</text:p>
          </table:table-cell>
          <table:table-cell office:value-type="float" office:value="11.0833333333333">
            <text:p>11,0833333333</text:p>
          </table:table-cell>
        </table:table-row>
        <table:table-row table:style-name="ro2">
          <table:table-cell office:value-type="float" office:value="2.36666666666667">
            <text:p>2,3666666667</text:p>
          </table:table-cell>
          <table:table-cell office:value-type="float" office:value="3.61666666666667">
            <text:p>3,6166666667</text:p>
          </table:table-cell>
        </table:table-row>
        <table:table-row table:style-name="ro2">
          <table:table-cell office:value-type="float" office:value="4.01666666666667">
            <text:p>4,0166666667</text:p>
          </table:table-cell>
          <table:table-cell office:value-type="float" office:value="6.08333333333333">
            <text:p>6,0833333333</text:p>
          </table:table-cell>
        </table:table-row>
        <table:table-row table:style-name="ro2">
          <table:table-cell office:value-type="float" office:value="4.13333333333333">
            <text:p>4,1333333333</text:p>
          </table:table-cell>
          <table:table-cell office:value-type="float" office:value="6.09166666666667">
            <text:p>6,0916666667</text:p>
          </table:table-cell>
        </table:table-row>
        <table:table-row table:style-name="ro2">
          <table:table-cell office:value-type="float" office:value="6.65833333333333">
            <text:p>6,6583333333</text:p>
          </table:table-cell>
          <table:table-cell office:value-type="float" office:value="9.81666666666667">
            <text:p>9,8166666667</text:p>
          </table:table-cell>
        </table:table-row>
        <table:table-row table:style-name="ro2">
          <table:table-cell office:value-type="float" office:value="5.25">
            <text:p>5,25</text:p>
          </table:table-cell>
          <table:table-cell office:value-type="float" office:value="8.13333333333333">
            <text:p>8,1333333333</text:p>
          </table:table-cell>
        </table:table-row>
        <table:table-row table:style-name="ro2">
          <table:table-cell office:value-type="float" office:value="2.91666666666667">
            <text:p>2,9166666667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.7">
            <text:p>2,7</text:p>
          </table:table-cell>
          <table:table-cell office:value-type="float" office:value="4.63333333333333">
            <text:p>4,6333333333</text:p>
          </table:table-cell>
        </table:table-row>
        <table:table-row table:style-name="ro2">
          <table:table-cell office:value-type="float" office:value="2.3">
            <text:p>2,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03333333333333">
            <text:p>4,0333333333</text:p>
          </table:table-cell>
          <table:table-cell office:value-type="float" office:value="6.98333333333333">
            <text:p>6,9833333333</text:p>
          </table:table-cell>
        </table:table-row>
        <table:table-row table:style-name="ro2">
          <table:table-cell office:value-type="float" office:value="8.55">
            <text:p>8,55</text:p>
          </table:table-cell>
          <table:table-cell office:value-type="float" office:value="11.6166666666667">
            <text:p>11,6166666667</text:p>
          </table:table-cell>
        </table:table-row>
        <table:table-row table:style-name="ro2">
          <table:table-cell office:value-type="float" office:value="5.46666666666667">
            <text:p>5,4666666667</text:p>
          </table:table-cell>
          <table:table-cell office:value-type="float" office:value="8.81666666666667">
            <text:p>8,8166666667</text:p>
          </table:table-cell>
        </table:table-row>
        <table:table-row table:style-name="ro2">
          <table:table-cell office:value-type="float" office:value="3.45">
            <text:p>3,45</text:p>
          </table:table-cell>
          <table:table-cell office:value-type="float" office:value="5.65">
            <text:p>5,65</text:p>
          </table:table-cell>
        </table:table-row>
        <table:table-row table:style-name="ro2">
          <table:table-cell office:value-type="float" office:value="3.45">
            <text:p>3,45</text:p>
          </table:table-cell>
          <table:table-cell office:value-type="float" office:value="5.75">
            <text:p>5,75</text:p>
          </table:table-cell>
        </table:table-row>
        <table:table-row table:style-name="ro2">
          <table:table-cell office:value-type="float" office:value="6.31111111111111">
            <text:p>6,3111111111</text:p>
          </table:table-cell>
          <table:table-cell office:value-type="float" office:value="10.2166666666667">
            <text:p>10,2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.0166666666667">
            <text:p>11,0166666667</text:p>
          </table:table-cell>
        </table:table-row>
        <table:table-row table:style-name="ro2">
          <table:table-cell office:value-type="float" office:value="4.15">
            <text:p>4,15</text:p>
          </table:table-cell>
          <table:table-cell office:value-type="float" office:value="6.76666666666667">
            <text:p>6,7666666667</text:p>
          </table:table-cell>
        </table:table-row>
        <table:table-row table:style-name="ro2">
          <table:table-cell office:value-type="float" office:value="5.33333333333333">
            <text:p>5,3333333333</text:p>
          </table:table-cell>
          <table:table-cell office:value-type="float" office:value="8.65833333333333">
            <text:p>8,6583333333</text:p>
          </table:table-cell>
        </table:table-row>
        <table:table-row table:style-name="ro2">
          <table:table-cell office:value-type="float" office:value="9.96666666666667">
            <text:p>9,9666666667</text:p>
          </table:table-cell>
          <table:table-cell office:value-type="float" office:value="15.25">
            <text:p>15,25</text:p>
          </table:table-cell>
        </table:table-row>
        <table:table-row table:style-name="ro2">
          <table:table-cell office:value-type="float" office:value="3.53333333333333">
            <text:p>3,5333333333</text:p>
          </table:table-cell>
          <table:table-cell office:value-type="float" office:value="6.31666666666667">
            <text:p>6,3166666667</text:p>
          </table:table-cell>
        </table:table-row>
        <table:table-row table:style-name="ro2">
          <table:table-cell office:value-type="float" office:value="3.9">
            <text:p>3,9</text:p>
          </table:table-cell>
          <table:table-cell office:value-type="float" office:value="6.83333333333333">
            <text:p>6,8333333333</text:p>
          </table:table-cell>
        </table:table-row>
        <table:table-row table:style-name="ro2">
          <table:table-cell office:value-type="float" office:value="5.43333333333333">
            <text:p>5,4333333333</text:p>
          </table:table-cell>
          <table:table-cell office:value-type="float" office:value="9.36666666666667">
            <text:p>9,3666666667</text:p>
          </table:table-cell>
        </table:table-row>
        <table:table-row table:style-name="ro2">
          <table:table-cell office:value-type="float" office:value="11.1">
            <text:p>11,1</text:p>
          </table:table-cell>
          <table:table-cell office:value-type="float" office:value="17.6666666666667">
            <text:p>17,6666666667</text:p>
          </table:table-cell>
        </table:table-row>
        <table:table-row table:style-name="ro2">
          <table:table-cell office:value-type="float" office:value="4.73333333333333">
            <text:p>4,7333333333</text:p>
          </table:table-cell>
          <table:table-cell office:value-type="float" office:value="8.58333333333333">
            <text:p>8,5833333333</text:p>
          </table:table-cell>
        </table:table-row>
        <table:table-row table:style-name="ro2">
          <table:table-cell office:value-type="float" office:value="4.3">
            <text:p>4,3</text:p>
          </table:table-cell>
          <table:table-cell office:value-type="float" office:value="8.18333333333333">
            <text:p>8,1833333333</text:p>
          </table:table-cell>
        </table:table-row>
        <table:table-row table:style-name="ro2">
          <table:table-cell office:value-type="float" office:value="4.4">
            <text:p>4,4</text:p>
          </table:table-cell>
          <table:table-cell office:value-type="float" office:value="8.51666666666667">
            <text:p>8,5166666667</text:p>
          </table:table-cell>
        </table:table-row>
        <table:table-row table:style-name="ro2">
          <table:table-cell office:value-type="float" office:value="6.63333333333333">
            <text:p>6,6333333333</text:p>
          </table:table-cell>
          <table:table-cell office:value-type="float" office:value="11.7333333333333">
            <text:p>11,7333333333</text:p>
          </table:table-cell>
        </table:table-row>
        <table:table-row table:style-name="ro2">
          <table:table-cell office:value-type="float" office:value="11.5666666666667">
            <text:p>11,5666666667</text:p>
          </table:table-cell>
          <table:table-cell office:value-type="float" office:value="18.5166666666667">
            <text:p>18,5166666667</text:p>
          </table:table-cell>
        </table:table-row>
        <table:table-row table:style-name="ro2">
          <table:table-cell office:value-type="float" office:value="6.25">
            <text:p>6,25</text:p>
          </table:table-cell>
          <table:table-cell office:value-type="float" office:value="11.1333333333333">
            <text:p>11,1333333333</text:p>
          </table:table-cell>
        </table:table-row>
        <table:table-row table:style-name="ro2">
          <table:table-cell office:value-type="float" office:value="5.65">
            <text:p>5,65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8.73333333333333">
            <text:p>8,7333333333</text:p>
          </table:table-cell>
          <table:table-cell office:value-type="float" office:value="15.5">
            <text:p>15,5</text:p>
          </table:table-cell>
        </table:table-row>
        <table:table-row table:style-name="ro2">
          <table:table-cell office:value-type="float" office:value="9.98333333333333">
            <text:p>9,9833333333</text:p>
          </table:table-cell>
          <table:table-cell office:value-type="float" office:value="17.175">
            <text:p>17,175</text:p>
          </table:table-cell>
        </table:table-row>
        <table:table-row table:style-name="ro2">
          <table:table-cell office:value-type="float" office:value="4.26666666666667">
            <text:p>4,2666666667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7.26666666666667">
            <text:p>7,2666666667</text:p>
          </table:table-cell>
          <table:table-cell office:value-type="float" office:value="13.2166666666667">
            <text:p>13,2166666667</text:p>
          </table:table-cell>
        </table:table-row>
        <table:table-row table:style-name="ro2">
          <table:table-cell office:value-type="float" office:value="11.25">
            <text:p>11,25</text:p>
          </table:table-cell>
          <table:table-cell office:value-type="float" office:value="18.9166666666667">
            <text:p>18,9166666667</text:p>
          </table:table-cell>
        </table:table-row>
        <table:table-row table:style-name="ro2">
          <table:table-cell office:value-type="float" office:value="6.86666666666667">
            <text:p>6,8666666667</text:p>
          </table:table-cell>
          <table:table-cell office:value-type="float" office:value="13.0666666666667">
            <text:p>13,0666666667</text:p>
          </table:table-cell>
        </table:table-row>
        <table:table-row table:style-name="ro2">
          <table:table-cell office:value-type="float" office:value="5.9">
            <text:p>5,9</text:p>
          </table:table-cell>
          <table:table-cell office:value-type="float" office:value="12.2166666666667">
            <text:p>12,2166666667</text:p>
          </table:table-cell>
        </table:table-row>
        <table:table-row table:style-name="ro2">
          <table:table-cell office:value-type="float" office:value="5.33333333333333">
            <text:p>5,3333333333</text:p>
          </table:table-cell>
          <table:table-cell office:value-type="float" office:value="10.75">
            <text:p>10,75</text:p>
          </table:table-cell>
        </table:table-row>
        <table:table-row table:style-name="ro2">
          <table:table-cell office:value-type="float" office:value="9.08333333333333">
            <text:p>9,0833333333</text:p>
          </table:table-cell>
          <table:table-cell office:value-type="float" office:value="16.6333333333333">
            <text:p>16,63333333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.7833333333333">
            <text:p>26,7833333333</text:p>
          </table:table-cell>
        </table:table-row>
        <table:table-row table:style-name="ro2">
          <table:table-cell office:value-type="float" office:value="8.48333333333333">
            <text:p>8,4833333333</text:p>
          </table:table-cell>
          <table:table-cell office:value-type="float" office:value="15.7333333333333">
            <text:p>15,7333333333</text:p>
          </table:table-cell>
        </table:table-row>
        <table:table-row table:style-name="ro2">
          <table:table-cell office:value-type="float" office:value="7.16666666666667">
            <text:p>7,1666666667</text:p>
          </table:table-cell>
          <table:table-cell office:value-type="float" office:value="14.8166666666667">
            <text:p>14,8166666667</text:p>
          </table:table-cell>
        </table:table-row>
        <table:table-row table:style-name="ro2">
          <table:table-cell office:value-type="float" office:value="13.6166666666667">
            <text:p>13,6166666667</text:p>
          </table:table-cell>
          <table:table-cell office:value-type="float" office:value="24.15">
            <text:p>24,15</text:p>
          </table:table-cell>
        </table:table-row>
        <table:table-row table:style-name="ro2">
          <table:table-cell office:value-type="float" office:value="6.86666666666667">
            <text:p>6,8666666667</text:p>
          </table:table-cell>
          <table:table-cell office:value-type="float" office:value="13.9166666666667">
            <text:p>13,9166666667</text:p>
          </table:table-cell>
        </table:table-row>
        <table:table-row table:style-name="ro2">
          <table:table-cell office:value-type="float" office:value="5.9">
            <text:p>5,9</text:p>
          </table:table-cell>
          <table:table-cell office:value-type="float" office:value="12.5333333333333">
            <text:p>12,5333333333</text:p>
          </table:table-cell>
        </table:table-row>
        <table:table-row table:style-name="ro2">
          <table:table-cell office:value-type="float" office:value="11.1666666666667">
            <text:p>11,1666666667</text:p>
          </table:table-cell>
          <table:table-cell office:value-type="float" office:value="21.3666666666667">
            <text:p>21,3666666667</text:p>
          </table:table-cell>
        </table:table-row>
        <table:table-row table:style-name="ro2">
          <table:table-cell office:value-type="float" office:value="12.8833333333333">
            <text:p>12,8833333333</text:p>
          </table:table-cell>
          <table:table-cell office:value-type="float" office:value="23.0666666666667">
            <text:p>23,0666666667</text:p>
          </table:table-cell>
        </table:table-row>
        <table:table-row table:style-name="ro2">
          <table:table-cell office:value-type="float" office:value="7.46666666666667">
            <text:p>7,4666666667</text:p>
          </table:table-cell>
          <table:table-cell office:value-type="float" office:value="16.15">
            <text:p>16,15</text:p>
          </table:table-cell>
        </table:table-row>
        <table:table-row table:style-name="ro2">
          <table:table-cell office:value-type="float" office:value="7.51666666666667">
            <text:p>7,5166666667</text:p>
          </table:table-cell>
          <table:table-cell office:value-type="float" office:value="16.15">
            <text:p>16,15</text:p>
          </table:table-cell>
        </table:table-row>
        <table:table-row table:style-name="ro2">
          <table:table-cell office:value-type="float" office:value="13.4">
            <text:p>13,4</text:p>
          </table:table-cell>
          <table:table-cell office:value-type="float" office:value="25.2">
            <text:p>25,2</text:p>
          </table:table-cell>
        </table:table-row>
        <table:table-row table:style-name="ro2">
          <table:table-cell office:value-type="float" office:value="11.55">
            <text:p>11,55</text:p>
          </table:table-cell>
          <table:table-cell office:value-type="float" office:value="22.35">
            <text:p>22,35</text:p>
          </table:table-cell>
        </table:table-row>
        <table:table-row table:style-name="ro2">
          <table:table-cell office:value-type="float" office:value="10.2">
            <text:p>10,2</text:p>
          </table:table-cell>
          <table:table-cell office:value-type="float" office:value="22.4666666666667">
            <text:p>22,4666666667</text:p>
          </table:table-cell>
        </table:table-row>
        <table:table-row table:style-name="ro2">
          <table:table-cell office:value-type="float" office:value="15.4166666666667">
            <text:p>15,4166666667</text:p>
          </table:table-cell>
          <table:table-cell office:value-type="float" office:value="30.125">
            <text:p>30,125</text:p>
          </table:table-cell>
        </table:table-row>
        <table:table-row table:style-name="ro2">
          <table:table-cell office:value-type="float" office:value="9.2">
            <text:p>9,2</text:p>
          </table:table-cell>
          <table:table-cell office:value-type="float" office:value="19.0333333333333">
            <text:p>19,0333333333</text:p>
          </table:table-cell>
        </table:table-row>
        <table:table-row table:style-name="ro2">
          <table:table-cell office:value-type="float" office:value="15.2">
            <text:p>15,2</text:p>
          </table:table-cell>
          <table:table-cell office:value-type="float" office:value="30.6833333333333">
            <text:p>30,6833333333</text:p>
          </table:table-cell>
        </table:table-row>
        <table:table-row table:style-name="ro2">
          <table:table-cell office:value-type="float" office:value="12.8666666666667">
            <text:p>12,8666666667</text:p>
          </table:table-cell>
          <table:table-cell office:value-type="float" office:value="27.3">
            <text:p>27,3</text:p>
          </table:table-cell>
        </table:table-row>
        <table:table-row table:style-name="ro2">
          <table:table-cell office:value-type="float" office:value="11.95">
            <text:p>11,95</text:p>
          </table:table-cell>
          <table:table-cell office:value-type="float" office:value="26.6166666666667">
            <text:p>26,6166666667</text:p>
          </table:table-cell>
        </table:table-row>
        <table:table-row table:style-name="ro2">
          <table:table-cell office:value-type="float" office:value="12.7833333333333">
            <text:p>12,7833333333</text:p>
          </table:table-cell>
          <table:table-cell office:value-type="float" office:value="28.4666666666667">
            <text:p>28,4666666667</text:p>
          </table:table-cell>
        </table:table-row>
        <table:table-row table:style-name="ro2">
          <table:table-cell office:value-type="float" office:value="21.1666666666667">
            <text:p>21,1666666667</text:p>
          </table:table-cell>
          <table:table-cell office:value-type="float" office:value="39.1166666666667">
            <text:p>39,1166666667</text:p>
          </table:table-cell>
        </table:table-row>
        <table:table-row table:style-name="ro2">
          <table:table-cell office:value-type="float" office:value="14.95">
            <text:p>14,95</text:p>
          </table:table-cell>
          <table:table-cell office:value-type="float" office:value="31.9833333333333">
            <text:p>31,9833333333</text:p>
          </table:table-cell>
        </table:table-row>
        <table:table-row table:style-name="ro2">
          <table:table-cell office:value-type="float" office:value="14.3666666666667">
            <text:p>14,3666666667</text:p>
          </table:table-cell>
          <table:table-cell office:value-type="float" office:value="30.7833333333333">
            <text:p>30,7833333333</text:p>
          </table:table-cell>
        </table:table-row>
        <table:table-row table:style-name="ro2">
          <table:table-cell office:value-type="float" office:value="13.5833333333333">
            <text:p>13,5833333333</text:p>
          </table:table-cell>
          <table:table-cell office:value-type="float" office:value="31.3666666666667">
            <text:p>31,3666666667</text:p>
          </table:table-cell>
        </table:table-row>
        <table:table-row table:style-name="ro2">
          <table:table-cell office:value-type="float" office:value="13.5333333333333">
            <text:p>13,5333333333</text:p>
          </table:table-cell>
          <table:table-cell office:value-type="float" office:value="32.6666666666667">
            <text:p>32,6666666667</text:p>
          </table:table-cell>
        </table:table-row>
        <table:table-row table:style-name="ro2">
          <table:table-cell office:value-type="float" office:value="23.0666666666667">
            <text:p>23,0666666667</text:p>
          </table:table-cell>
          <table:table-cell office:value-type="float" office:value="44.2666666666667">
            <text:p>44,2666666667</text:p>
          </table:table-cell>
        </table:table-row>
        <table:table-row table:style-name="ro2">
          <table:table-cell office:value-type="float" office:value="18.5166666666667">
            <text:p>18,5166666667</text:p>
          </table:table-cell>
          <table:table-cell office:value-type="float" office:value="38.6833333333333">
            <text:p>38,6833333333</text:p>
          </table:table-cell>
        </table:table-row>
        <table:table-row table:style-name="ro2">
          <table:table-cell office:value-type="float" office:value="17.1333333333333">
            <text:p>17,1333333333</text:p>
          </table:table-cell>
          <table:table-cell office:value-type="float" office:value="38.3333333333333">
            <text:p>38,3333333333</text:p>
          </table:table-cell>
        </table:table-row>
        <table:table-row table:style-name="ro2">
          <table:table-cell office:value-type="float" office:value="15.6833333333333">
            <text:p>15,6833333333</text:p>
          </table:table-cell>
          <table:table-cell office:value-type="float" office:value="37.2333333333333">
            <text:p>37,2333333333</text:p>
          </table:table-cell>
        </table:table-row>
        <table:table-row table:style-name="ro2">
          <table:table-cell office:value-type="float" office:value="28.75">
            <text:p>28,75</text:p>
          </table:table-cell>
          <table:table-cell office:value-type="float" office:value="61.7833333333333">
            <text:p>61,783333333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7.8666666666667">
            <text:p>47,8666666667</text:p>
          </table:table-cell>
        </table:table-row>
        <table:table-row table:style-name="ro2">
          <table:table-cell office:value-type="float" office:value="17.6">
            <text:p>17,6</text:p>
          </table:table-cell>
          <table:table-cell office:value-type="float" office:value="39.7833333333333">
            <text:p>39,7833333333</text:p>
          </table:table-cell>
        </table:table-row>
        <table:table-row table:style-name="ro2">
          <table:table-cell office:value-type="float" office:value="16.1">
            <text:p>16,1</text:p>
          </table:table-cell>
          <table:table-cell office:value-type="float" office:value="36.9666666666667">
            <text:p>36,9666666667</text:p>
          </table:table-cell>
        </table:table-row>
        <table:table-row table:style-name="ro2">
          <table:table-cell office:value-type="float" office:value="27.6333333333333">
            <text:p>27,6333333333</text:p>
          </table:table-cell>
          <table:table-cell office:value-type="float" office:value="61.25">
            <text:p>61,25</text:p>
          </table:table-cell>
        </table:table-row>
        <table:table-row table:style-name="ro2">
          <table:table-cell office:value-type="float" office:value="22.7333333333333">
            <text:p>22,7333333333</text:p>
          </table:table-cell>
          <table:table-cell office:value-type="float" office:value="53.7166666666667">
            <text:p>53,7166666667</text:p>
          </table:table-cell>
        </table:table-row>
        <table:table-row table:style-name="ro2">
          <table:table-cell office:value-type="float" office:value="20.8833333333333">
            <text:p>20,8833333333</text:p>
          </table:table-cell>
          <table:table-cell office:value-type="float" office:value="49.3666666666667">
            <text:p>49,3666666667</text:p>
          </table:table-cell>
        </table:table-row>
        <table:table-row table:style-name="ro2">
          <table:table-cell office:value-type="float" office:value="29.2">
            <text:p>29,2</text:p>
          </table:table-cell>
          <table:table-cell office:value-type="float" office:value="68.9833333333333">
            <text:p>68,9833333333</text:p>
          </table:table-cell>
        </table:table-row>
        <table:table-row table:style-name="ro2">
          <table:table-cell office:value-type="float" office:value="26.4">
            <text:p>26,4</text:p>
          </table:table-cell>
          <table:table-cell office:value-type="float" office:value="60.1666666666667">
            <text:p>60,1666666667</text:p>
          </table:table-cell>
        </table:table-row>
        <table:table-row table:style-name="ro2">
          <table:table-cell office:value-type="float" office:value="23.8">
            <text:p>23,8</text:p>
          </table:table-cell>
          <table:table-cell office:value-type="float" office:value="57.8666666666667">
            <text:p>57,8666666667</text:p>
          </table:table-cell>
        </table:table-row>
        <table:table-row table:style-name="ro2">
          <table:table-cell office:value-type="float" office:value="34.3166666666667">
            <text:p>34,3166666667</text:p>
          </table:table-cell>
          <table:table-cell office:value-type="float" office:value="84.7333333333333">
            <text:p>84,7333333333</text:p>
          </table:table-cell>
        </table:table-row>
        <table:table-row table:style-name="ro2">
          <table:table-cell office:value-type="float" office:value="30.0333333333333">
            <text:p>30,0333333333</text:p>
          </table:table-cell>
          <table:table-cell office:value-type="float" office:value="72.5333333333333">
            <text:p>72,5333333333</text:p>
          </table:table-cell>
        </table:table-row>
        <table:table-row table:style-name="ro2">
          <table:table-cell office:value-type="float" office:value="35.1666666666667">
            <text:p>35,1666666667</text:p>
          </table:table-cell>
          <table:table-cell office:value-type="float" office:value="89.1666666666667">
            <text:p>89,1666666667</text:p>
          </table:table-cell>
        </table:table-row>
        <table:table-row table:style-name="ro2">
          <table:table-cell office:value-type="float" office:value="38.4333333333333">
            <text:p>38,4333333333</text:p>
          </table:table-cell>
          <table:table-cell office:value-type="float" office:value="96.1333333333333">
            <text:p>96,1333333333</text:p>
          </table:table-cell>
        </table:table-row>
        <table:table-row table:style-name="ro2">
          <table:table-cell office:value-type="float" office:value="40.95">
            <text:p>40,95</text:p>
          </table:table-cell>
          <table:table-cell office:value-type="float" office:value="105.233333333333">
            <text:p>105,2333333333</text:p>
          </table:table-cell>
        </table:table-row>
        <table:table-row table:style-name="ro2">
          <table:table-cell office:value-type="float" office:value="47.2333333333333">
            <text:p>47,2333333333</text:p>
          </table:table-cell>
          <table:table-cell office:value-type="float" office:value="119.066666666667">
            <text:p>119,0666666667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.03.2015</text:date>, <text:time>22:36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2:31:03.78</meta:creation-date>
    <meta:generator>OpenOffice.org/3.4.1$Win32 OpenOffice.org_project/341m1$Build-9593</meta:generator>
    <dc:date>2015-03-17T22:36:46.22</dc:date>
    <meta:editing-duration>PT5M41S</meta:editing-duration>
    <meta:editing-cycles>3</meta:editing-cycles>
    <meta:document-statistic meta:table-count="3" meta:cell-count="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4cm" svg:height="10.123cm" xlink:href=".." xlink:type="simple" chart:class="chart:line" chart:style-name="ch1">
        <chart:legend chart:legend-position="end" svg:x="14.149cm" svg:y="4.487cm" style:legend-expansion="high" chart:style-name="ch2"/>
        <chart:plot-area chart:style-name="ch3" table:cell-range-address="Лист1.A1:Лист1.B210" chart:data-source-has-labels="row" svg:x="1.397cm" svg:y="0.943cm" svg:width="12.034cm" svg:height="7.97cm">
          <chartooo:coordinate-region svg:x="2.204cm" svg:y="1.155cm" svg:width="11.158cm" svg:height="6.661cm"/>
          <chart:axis chart:dimension="x" chart:name="primary-x" chart:style-name="ch4">
            <chart:title svg:x="6.206cm" svg:y="9.116cm" chart:style-name="ch5">
              <text:p>Crossword Size</text:p>
            </chart:title>
          </chart:axis>
          <chart:axis chart:dimension="y" chart:name="primary-y" chart:style-name="ch4">
            <chart:title svg:x="0.451cm" svg:y="6.48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Лист1.A2:Лист1.A210" chart:label-cell-address="Лист1.A1:Лист1.A1" chart:class="chart:line">
            <chart:data-point chart:repeated="209"/>
          </chart:series>
          <chart:series chart:style-name="ch9" chart:values-cell-range-address="Лист1.B2:Лист1.B210" chart:label-cell-address="Лист1.B1:Лист1.B1" chart:class="chart:line">
            <chart:data-point chart:repeated="2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-Threaded</text:p>
                <draw:g>
                  <svg:desc>Лист1.A1:Лист1.A1</svg:desc>
                </draw:g>
              </table:table-cell>
              <table:table-cell office:value-type="string">
                <text:p>Single-Threaded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333333333333">
                <text:p>0.233333333333333</text:p>
                <draw:g>
                  <svg:desc>Лист1.A2:Лист1.A210</svg:desc>
                </draw:g>
              </table:table-cell>
              <table:table-cell office:value-type="float" office:value="1.36666666666667">
                <text:p>1.36666666666667</text:p>
                <draw:g>
                  <svg:desc>Лист1.B2:Лист1.B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8333333333333">
                <text:p>0.25833333333333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5">
                <text:p>0.3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25">
                <text:p>0.41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8571428571429">
                <text:p>0.128571428571429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4444444444444">
                <text:p>0.3944444444444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">
                <text:p>2.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04166666666667">
                <text:p>0.6041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">
                <text:p>0.25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25">
                <text:p>0.4625</text:p>
              </table:table-cell>
              <table:table-cell office:value-type="float" office:value="0.295833333333333">
                <text:p>0.2958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508333333333333">
                <text:p>0.508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5555555555556">
                <text:p>0.2555555555555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25">
                <text:p>1.12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5">
                <text:p>3.05</text:p>
              </table:table-cell>
              <table:table-cell office:value-type="float" office:value="2.36666666666667">
                <text:p>2.3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1666666666667">
                <text:p>1.31666666666667</text:p>
              </table:table-cell>
              <table:table-cell office:value-type="float" office:value="0.879166666666667">
                <text:p>0.8791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">
                <text:p>0.3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2222222222222">
                <text:p>0.872222222222222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5">
                <text:p>1.675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544444444444444">
                <text:p>0.544444444444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48333333333333">
                <text:p>1.48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777777777778">
                <text:p>2.02777777777778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">
                <text:p>0.6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166666666667">
                <text:p>1.64166666666667</text:p>
              </table:table-cell>
              <table:table-cell office:value-type="float" office:value="1.65833333333333">
                <text:p>1.65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5">
                <text:p>1.125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9166666666667">
                <text:p>1.89166666666667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0833333333333">
                <text:p>1.108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">
                <text:p>0.9</text:p>
              </table:table-cell>
              <table:table-cell office:value-type="float" office:value="0.783333333333333">
                <text:p>0.78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5">
                <text:p>1.25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875">
                <text:p>2.48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4444444444444">
                <text:p>1.84444444444444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">
                <text:p>1.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983333333333333">
                <text:p>0.98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8333333333333">
                <text:p>2.28333333333333</text:p>
              </table:table-cell>
              <table:table-cell office:value-type="float" office:value="2.63333333333333">
                <text:p>2.6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875">
                <text:p>1.875</text:p>
              </table:table-cell>
              <table:table-cell office:value-type="float" office:value="2.15833333333333">
                <text:p>2.158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952380952381">
                <text:p>3.40952380952381</text:p>
              </table:table-cell>
              <table:table-cell office:value-type="float" office:value="3.81904761904762">
                <text:p>3.81904761904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1666666666667">
                <text:p>3.51666666666667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56666666666667">
                <text:p>1.56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8333333333333">
                <text:p>2.48333333333333</text:p>
              </table:table-cell>
              <table:table-cell office:value-type="float" office:value="2.98333333333333">
                <text:p>2.98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75">
                <text:p>1.7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1666666666667">
                <text:p>3.0166666666666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75">
                <text:p>2.375</text:p>
              </table:table-cell>
              <table:table-cell office:value-type="float" office:value="2.94166666666667">
                <text:p>2.941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">
                <text:p>6.1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3333333333333">
                <text:p>2.1333333333333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5">
                <text:p>1.35</text:p>
              </table:table-cell>
              <table:table-cell office:value-type="float" office:value="2.01666666666667">
                <text:p>2.01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2222222222222">
                <text:p>4.52222222222222</text:p>
              </table:table-cell>
              <table:table-cell office:value-type="float" office:value="5.57222222222222">
                <text:p>5.57222222222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1.96666666666667">
                <text:p>1.9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5833333333333">
                <text:p>3.3583333333333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.53333333333333">
                <text:p>3.5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48333333333333">
                <text:p>7.48333333333333</text:p>
              </table:table-cell>
              <table:table-cell office:value-type="float" office:value="9.48333333333333">
                <text:p>9.48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8333333333333">
                <text:p>2.28333333333333</text:p>
              </table:table-cell>
              <table:table-cell office:value-type="float" office:value="3.28333333333333">
                <text:p>3.28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5">
                <text:p>4.95</text:p>
              </table:table-cell>
              <table:table-cell office:value-type="float" office:value="6.53333333333333">
                <text:p>6.5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4.73333333333333">
                <text:p>4.7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9166666666667">
                <text:p>6.1916666666666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9166666666667">
                <text:p>4.19166666666667</text:p>
              </table:table-cell>
              <table:table-cell office:value-type="float" office:value="6.11666666666667">
                <text:p>6.11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6.43333333333333">
                <text:p>6.4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6666666666667">
                <text:p>8.06666666666667</text:p>
              </table:table-cell>
              <table:table-cell office:value-type="float" office:value="11.0833333333333">
                <text:p>11.08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6.08333333333333">
                <text:p>6.08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6.09166666666667">
                <text:p>6.091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5833333333333">
                <text:p>6.65833333333333</text:p>
              </table:table-cell>
              <table:table-cell office:value-type="float" office:value="9.81666666666667">
                <text:p>9.81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5">
                <text:p>5.25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">
                <text:p>2.7</text:p>
              </table:table-cell>
              <table:table-cell office:value-type="float" office:value="4.63333333333333">
                <text:p>4.63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">
                <text:p>2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3333333333333">
                <text:p>4.03333333333333</text:p>
              </table:table-cell>
              <table:table-cell office:value-type="float" office:value="6.98333333333333">
                <text:p>6.98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5">
                <text:p>8.55</text:p>
              </table:table-cell>
              <table:table-cell office:value-type="float" office:value="11.6166666666667">
                <text:p>11.61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8.81666666666667">
                <text:p>8.81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5">
                <text:p>3.45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5">
                <text:p>3.4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1111111111111">
                <text:p>6.31111111111111</text:p>
              </table:table-cell>
              <table:table-cell office:value-type="float" office:value="10.2166666666667">
                <text:p>10.21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11.0166666666667">
                <text:p>11.01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5">
                <text:p>4.15</text:p>
              </table:table-cell>
              <table:table-cell office:value-type="float" office:value="6.76666666666667">
                <text:p>6.76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.65833333333333">
                <text:p>8.658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96666666666667">
                <text:p>9.96666666666667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6.31666666666667">
                <text:p>6.31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">
                <text:p>3.9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9.36666666666667">
                <text:p>9.36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1">
                <text:p>11.1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73333333333333">
                <text:p>4.73333333333333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">
                <text:p>4.3</text:p>
              </table:table-cell>
              <table:table-cell office:value-type="float" office:value="8.18333333333333">
                <text:p>8.1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4">
                <text:p>4.4</text:p>
              </table:table-cell>
              <table:table-cell office:value-type="float" office:value="8.51666666666667">
                <text:p>8.51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3333333333333">
                <text:p>6.63333333333333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5666666666667">
                <text:p>11.5666666666667</text:p>
              </table:table-cell>
              <table:table-cell office:value-type="float" office:value="18.5166666666667">
                <text:p>18.5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25">
                <text:p>6.25</text:p>
              </table:table-cell>
              <table:table-cell office:value-type="float" office:value="11.1333333333333">
                <text:p>11.1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5">
                <text:p>5.6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73333333333333">
                <text:p>8.7333333333333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98333333333333">
                <text:p>9.98333333333333</text:p>
              </table:table-cell>
              <table:table-cell office:value-type="float" office:value="17.175">
                <text:p>17.1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26666666666667">
                <text:p>7.26666666666667</text:p>
              </table:table-cell>
              <table:table-cell office:value-type="float" office:value="13.2166666666667">
                <text:p>13.2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25">
                <text:p>11.25</text:p>
              </table:table-cell>
              <table:table-cell office:value-type="float" office:value="18.9166666666667">
                <text:p>18.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9">
                <text:p>5.9</text:p>
              </table:table-cell>
              <table:table-cell office:value-type="float" office:value="12.2166666666667">
                <text:p>12.2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16.6333333333333">
                <text:p>16.6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  <table:table-cell office:value-type="float" office:value="26.7833333333333">
                <text:p>26.78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48333333333333">
                <text:p>8.48333333333333</text:p>
              </table:table-cell>
              <table:table-cell office:value-type="float" office:value="15.7333333333333">
                <text:p>15.73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4.8166666666667">
                <text:p>14.8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6166666666667">
                <text:p>13.6166666666667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13.9166666666667">
                <text:p>13.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">
                <text:p>5.9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21.3666666666667">
                <text:p>21.3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8833333333333">
                <text:p>12.8833333333333</text:p>
              </table:table-cell>
              <table:table-cell office:value-type="float" office:value="23.0666666666667">
                <text:p>23.0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46666666666667">
                <text:p>7.466666666666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1666666666667">
                <text:p>7.51666666666667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4">
                <text:p>13.4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55">
                <text:p>11.55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2">
                <text:p>10.2</text:p>
              </table:table-cell>
              <table:table-cell office:value-type="float" office:value="22.4666666666667">
                <text:p>22.4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.2">
                <text:p>9.2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.2">
                <text:p>15.2</text:p>
              </table:table-cell>
              <table:table-cell office:value-type="float" office:value="30.6833333333333">
                <text:p>30.68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8666666666667">
                <text:p>12.866666666666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95">
                <text:p>11.95</text:p>
              </table:table-cell>
              <table:table-cell office:value-type="float" office:value="26.6166666666667">
                <text:p>26.6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7833333333333">
                <text:p>12.7833333333333</text:p>
              </table:table-cell>
              <table:table-cell office:value-type="float" office:value="28.4666666666667">
                <text:p>28.46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39.1166666666667">
                <text:p>39.1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95">
                <text:p>14.95</text:p>
              </table:table-cell>
              <table:table-cell office:value-type="float" office:value="31.9833333333333">
                <text:p>31.98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3666666666667">
                <text:p>14.3666666666667</text:p>
              </table:table-cell>
              <table:table-cell office:value-type="float" office:value="30.7833333333333">
                <text:p>30.78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31.3666666666667">
                <text:p>31.3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0666666666667">
                <text:p>23.0666666666667</text:p>
              </table:table-cell>
              <table:table-cell office:value-type="float" office:value="44.2666666666667">
                <text:p>44.2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5166666666667">
                <text:p>18.5166666666667</text:p>
              </table:table-cell>
              <table:table-cell office:value-type="float" office:value="38.6833333333333">
                <text:p>38.68333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1333333333333">
                <text:p>17.1333333333333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6833333333333">
                <text:p>15.6833333333333</text:p>
              </table:table-cell>
              <table:table-cell office:value-type="float" office:value="37.2333333333333">
                <text:p>37.2333333333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75">
                <text:p>28.75</text:p>
              </table:table-cell>
              <table:table-cell office:value-type="float" office:value="61.7833333333333">
                <text:p>61.7833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">
                <text:p>21</text:p>
              </table:table-cell>
              <table:table-cell office:value-type="float" office:value="47.8666666666667">
                <text:p>47.86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6">
                <text:p>17.6</text:p>
              </table:table-cell>
              <table:table-cell office:value-type="float" office:value="39.7833333333333">
                <text:p>39.78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1">
                <text:p>16.1</text:p>
              </table:table-cell>
              <table:table-cell office:value-type="float" office:value="36.9666666666667">
                <text:p>36.96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6333333333333">
                <text:p>27.6333333333333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7333333333333">
                <text:p>22.7333333333333</text:p>
              </table:table-cell>
              <table:table-cell office:value-type="float" office:value="53.7166666666667">
                <text:p>53.7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8833333333333">
                <text:p>20.8833333333333</text:p>
              </table:table-cell>
              <table:table-cell office:value-type="float" office:value="49.3666666666667">
                <text:p>49.3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.2">
                <text:p>29.2</text:p>
              </table:table-cell>
              <table:table-cell office:value-type="float" office:value="68.9833333333333">
                <text:p>68.98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4">
                <text:p>26.4</text:p>
              </table:table-cell>
              <table:table-cell office:value-type="float" office:value="60.1666666666667">
                <text:p>60.1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8">
                <text:p>23.8</text:p>
              </table:table-cell>
              <table:table-cell office:value-type="float" office:value="57.8666666666667">
                <text:p>57.86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.3166666666667">
                <text:p>34.3166666666667</text:p>
              </table:table-cell>
              <table:table-cell office:value-type="float" office:value="84.7333333333333">
                <text:p>84.73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0333333333333">
                <text:p>30.0333333333333</text:p>
              </table:table-cell>
              <table:table-cell office:value-type="float" office:value="72.5333333333333">
                <text:p>72.5333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89.1666666666667">
                <text:p>89.16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.4333333333333">
                <text:p>38.4333333333333</text:p>
              </table:table-cell>
              <table:table-cell office:value-type="float" office:value="96.1333333333333">
                <text:p>96.1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.95">
                <text:p>40.95</text:p>
              </table:table-cell>
              <table:table-cell office:value-type="float" office:value="105.233333333333">
                <text:p>105.2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.2333333333333">
                <text:p>47.2333333333333</text:p>
              </table:table-cell>
              <table:table-cell office:value-type="float" office:value="119.066666666667">
                <text:p>119.0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